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542in"/>
    </style:style>
    <style:style style:name="Table1.1" style:family="table-row">
      <style:table-row-properties style:min-row-height="0.3229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in" fo:margin-right="0in" fo:text-align="start" style:justify-single-word="false" fo:text-indent="0.5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estions Projet savant</text:p>
      <text:p text:style-name="P1"/>
      <text:p text:style-name="P1">Commande BDD : </text:p>
      <text:p text:style-name="P1">create database Savant;</text:p>
      <text:p text:style-name="P1">use Savant;</text:p>
      <text:p text:style-name="P1">CREATE USER 'Savant'@'localhost' IDENTIFIED BY 'gtrnet';</text:p>
      <text:p text:style-name="P1">GRANT ALL PRIVILEGES ON Savant.* TO 'Savant'@'localhost' WITH GRANT OPTION; </text:p>
      <text:p text:style-name="P1">+copier le fichier schema.sql <text:s text:c="3"/><text:tab/> </text:p>
      <text:p text:style-name="P1"/>
      <text:p text:style-name="P1"/>
      <text:p text:style-name="P1">Commande select : </text:p>
      <text:p text:style-name="P3">Page leaderboard : (revoir le cahier des charges)</text:p>
      <text:p text:style-name="P3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table:number-columns-spanned="5" office:value-type="string">
            <text:p text:style-name="P4">3 meilleurs lycéens =&gt; toutes les classes 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Classement</text:p>
          </table:table-cell>
          <table:table-cell table:style-name="Table1.A1" office:value-type="string">
            <text:p text:style-name="P2">NOM</text:p>
          </table:table-cell>
          <table:table-cell table:style-name="Table1.A1" office:value-type="string">
            <text:p text:style-name="P2">Prenom</text:p>
          </table:table-cell>
          <table:table-cell table:style-name="Table1.A1" office:value-type="string">
            <text:p text:style-name="P2">Classe</text:p>
          </table:table-cell>
          <table:table-cell table:style-name="Table1.A1" office:value-type="string">
            <text:p text:style-name="P5">Pts</text:p>
          </table:table-cell>
        </table:table-row>
        <table:table-row table:style-name="Table1.3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4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5"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3"/>
      <text:p text:style-name="P1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table:number-columns-spanned="3" office:value-type="string">
            <text:p text:style-name="P4">La meilleure classe 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5">Classement </text:p>
          </table:table-cell>
          <table:table-cell table:style-name="Table2.A1" office:value-type="string">
            <text:p text:style-name="P5">Classe</text:p>
          </table:table-cell>
          <table:table-cell table:style-name="Table2.A1" office:value-type="string">
            <text:p text:style-name="P5">Pts</text:p>
          </table:table-cell>
        </table:table-row>
        <table:table-row table:style-name="Table2.3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1"/>
      <text:p text:style-name="P1"/>
      <text:p text:style-name="P1"><text:soft-page-break/></text:p>
      <text:p text:style-name="P1"><text:tab/>Page de questions : </text:p>
      <text:p text:style-name="P1">Afficher la question + 4 réponses </text:p>
      <text:p text:style-name="P1">Plus tard, afficher la bonne réponse </text:p>
      <text:p text:style-name="P1"/>
      <text:p text:style-name="P1"/>
      <text:p text:style-name="P1"><text:tab/>Page entre les questions : </text:p>
      <text:p text:style-name="P1">3 meilleurs classements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27" meta:word-count="87" meta:character-count="563" meta:non-whitespace-character-count="484"/>
    <meta:generator>LibreOfficeDev/6.0.5.2$Linux_X86_64 LibreOffice_project/</meta:generator>
  </office:meta>
</office:document-meta>
</file>